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5000000032A6DE5DEF57D700F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font-name-complex="Trebuchet MS"/>
    </style:style>
    <style:style style:name="P2" style:family="paragraph" style:parent-style-name="Standard">
      <style:text-properties style:font-name="Trebuchet MS" officeooo:paragraph-rsid="00028865" style:font-name-complex="Trebuchet MS"/>
    </style:style>
    <style:style style:name="P3" style:family="paragraph" style:parent-style-name="Standard">
      <style:text-properties style:font-name="Trebuchet MS" fo:font-weight="bold" style:font-weight-asian="bold" style:font-name-complex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name-complex="Trebuchet MS"/>
    </style:style>
    <style:style style:name="P5" style:family="paragraph" style:parent-style-name="Standard">
      <style:text-properties style:font-name="Trebuchet MS" fo:font-style="italic" officeooo:rsid="00028865" officeooo:paragraph-rsid="00028865" style:font-style-asian="italic" style:font-name-complex="Trebuchet MS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WW8Num3"/>
    <style:style style:name="P8" style:family="paragraph" style:parent-style-name="Standard" style:list-style-name="WW8Num3">
      <style:paragraph-properties fo:margin-top="0.1665in" fo:margin-bottom="0in" loext:contextual-spacing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rebuchet MS" style:font-name-complex="Trebuchet MS" style:font-weight-complex="bold"/>
    </style:style>
    <style:style style:name="P10" style:family="paragraph" style:parent-style-name="Standard" style:master-page-name="Standard">
      <style:paragraph-properties style:page-number="auto"/>
      <style:text-properties style:font-name="Trebuchet MS" style:font-name-complex="Trebuchet MS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rebuchet MS" style:font-name-complex="Trebuchet MS" style:font-weight-complex="bold"/>
    </style:style>
    <style:style style:name="P12" style:family="paragraph" style:parent-style-name="Footer">
      <style:text-properties fo:color="#990033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rebuchet MS" style:font-name-complex="Trebuchet MS" style:font-weight-complex="bold"/>
    </style:style>
    <style:style style:name="T3" style:family="text">
      <style:text-properties style:font-name="Trebuchet MS" fo:font-weight="bold" style:font-weight-asian="bold" style:font-name-complex="Trebuchet MS"/>
    </style:style>
    <style:style style:name="T4" style:family="text">
      <style:text-properties style:font-name="Trebuchet MS" fo:font-style="italic" style:font-style-asian="italic" style:font-name-complex="Trebuchet MS"/>
    </style:style>
    <style:style style:name="T5" style:family="text">
      <style:text-properties style:font-name="Courier New" style:font-name-complex="Courier New"/>
    </style:style>
    <style:style style:name="T6" style:family="text">
      <style:text-properties style:font-name="Courier New" style:font-name-complex="Courier New" style:font-weight-complex="bold"/>
    </style:style>
    <style:style style:name="T7" style:family="text">
      <style:text-properties fo:font-style="italic" officeooo:rsid="00028865" style:font-style-asian="italic" style:font-style-complex="italic"/>
    </style:style>
    <style:style style:name="T8" style:family="text">
      <style:text-properties fo:color="#990033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028865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text:span text:style-name="T3">Take Home: Quiz 3 (15 pts) – Modular Design &amp; Functions in C</text:span></text:p>
      <text:p text:style-name="P4"/>
      <text:p text:style-name="P4">Submit a hard-copy of your solutions in lab this week!</text:p>
      <text:p text:style-name="P3"/>
      <text:list xml:id="list4078805890322643291" text:style-name="WW8Num3">
        <text:list-item>
          <text:p text:style-name="P7"><text:span text:style-name="T1">(4 pts) How do we generally decide on functions that we need to design for our programs? Explain in your own words!</text:span></text:p>
        </text:list-item>
      </text:list>
      <text:p text:style-name="P1"/>
      <text:p text:style-name="P2"><text:span text:style-name="T7">If there is a specific task that needs to be done more than once, and/or if there is a task which has specific rules on how it modifies inputs and has predictable outputs, and/or if there’s a specific task that’s better-off being isolated for testing/debugging/future modification purposes</text:span></text:p>
      <text:list xml:id="list204209571636400" text:continue-numbering="true" text:style-name="WW8Num3">
        <text:list-item>
          <text:p text:style-name="P8"><text:span text:style-name="T2">(4 pts – 1 pt for return type, 3 pts for input parameters) Provide the prototype for a function called </text:span><text:span text:style-name="T5">volume_pyramid()</text:span><text:span text:style-name="T1">that accepts three </text:span><text:span text:style-name="T4">double</text:span><text:span text:style-name="T1"> precision input parameters, which represent the </text:span><text:span text:style-name="T4">values </text:span><text:span text:style-name="T1">of the</text:span><text:span text:style-name="T4"> length, width, </text:span><text:span text:style-name="T1">and </text:span><text:span text:style-name="T4">height</text:span><text:span text:style-name="T1"> of a pyramid. The function computes and returns the </text:span><text:span text:style-name="T4">volume</text:span><text:span text:style-name="T1"> of the pyramid defined by length (l), width (w), and height (h). </text:span></text:p>
        </text:list-item>
      </text:list>
      <text:p text:style-name="P1"/>
      <text:p text:style-name="P5">double volume_pyramid(double length, double width, double height);</text:p>
      <text:p text:style-name="P1"/>
      <text:list xml:id="list204209914558084" text:continue-numbering="true" text:style-name="WW8Num3">
        <text:list-item>
          <text:p text:style-name="P8"><text:span text:style-name="T2">(7 pts – 1 pt for the header, 1 pt for variable declaration(s), 3 pts for computation, 2 pts for return value) Provide the function definition for</text:span><text:span text:style-name="T6"> </text:span><text:span text:style-name="T5">volume_pyramid()</text:span><text:span text:style-name="T6">. </text:span><text:span text:style-name="T2">Also, be sure to provide the function header for </text:span><text:span text:style-name="T5">volume_pyramid()</text:span><text:span text:style-name="T6">. </text:span><text:span text:style-name="T1">Recall, v = (l x w x h) / 3.</text:span></text:p>
        </text:list-item>
      </text:list>
      <text:p text:style-name="P9"/>
      <text:p text:style-name="P11">//<text:span text:style-name="T7">computes volume of a pyramid</text:span></text:p>
      <text:p text:style-name="P11"><text:span text:style-name="T7">//precondition: <text:s/>length, width, and height (all double) are known</text:span></text:p>
      <text:p text:style-name="P11"><text:span text:style-name="T7">//postcondition: <text:s/>volume of pyramid is returned as a double</text:span></text:p>
      <text:p text:style-name="P5">double volume_pyramid(double length, double width, double height);</text:p>
      <text:p text:style-name="P5">{</text:p>
      <text:p text:style-name="P5"><text:tab/>double volume = 0.0;</text:p>
      <text:p text:style-name="P5"><text:tab/>volume = (length * width * height) / (double) 3</text:p>
      <text:p text:style-name="P5"><text:tab/>return volume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rebuchet MS" fo:font-family="'Trebuchet MS'" style:font-family-generic="swiss" style:font-pitch="variable" style:font-name-complex="Trebuchet MS" style:font-family-complex="'Trebuchet MS'" style:font-family-generic-complex="swiss" style:font-pitch-complex="variable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74e8" style:text-line-through-style="none" style:text-line-through-type="none" style:text-underline-styl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0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7709in" fo:text-indent="-0.2709in" fo:margin-left="0.7709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990033"/>
    </style:style>
    <style:style style:name="MT1" style:family="text">
      <style:text-properties fo:color="#990033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CptS 121 – Program Design and Development</text:span> <text:s text:c="53"/><draw:frame draw:style-name="Mfr1" draw:name="Image1" text:anchor-type="as-char" svg:width="0.6043in" svg:height="0.3854in" draw:z-index="0"><draw:image xlink:href="Pictures/100002000000005000000032A6DE5DEF57D700F2.png" xlink:type="simple" xlink:show="embed" xlink:actuate="onLoad"/></draw:frame></text:p>
        <text:p text:style-name="Standard">February 1, 2016</text:p>
        <text:p text:style-name="Standard"/>
        <text:p text:style-name="Standard"><text:span text:style-name="MT2">Your Name: ___________________________ <text:s text:c="13"/>TA’s Name: ___________________________</text:span></text:p>
        <text:p text:style-name="Standard"><text:span text:style-name="MT2">ID#: <text:s text:c="13"/>___________________________ <text:s text:c="13"/>Section #: <text:s text:c="3"/>___________________________</text:span></text:p>
      </style:header>
      <style:footer>
        <text:p text:style-name="MP1">Instructor: Andrew S. O’Fallo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10-09-02T11:20:00</meta:creation-date>
    <dc:date>2018-06-11T20:42:09.132000000</dc:date>
    <meta:editing-cycles>58</meta:editing-cycles>
    <meta:editing-duration>PT8H58M22S</meta:editing-duration>
    <meta:document-statistic meta:table-count="0" meta:image-count="1" meta:object-count="0" meta:page-count="1" meta:paragraph-count="21" meta:word-count="278" meta:character-count="1844" meta:non-whitespace-character-count="1484"/>
    <meta:generator>LibreOffice/5.2.7.2$Windows_x86 LibreOffice_project/2b7f1e640c46ceb28adf43ee075a6e8b8439ed10</meta:generator>
  </office:meta>
</office:document-meta>
</file>